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Heading_20_3">
      <style:paragraph-properties fo:margin-top="0.1665in" fo:margin-bottom="0.0835in" fo:keep-with-next="always"/>
    </style:style>
    <style:style style:name="P16"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Heading_20_2">
      <style:paragraph-properties fo:margin-top="0.1665in" fo:margin-bottom="0.0835in" fo:keep-with-next="alway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2">
      <style:paragraph-properties>
        <style:tab-stops>
          <style:tab-stop style:position="6.4957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1.5.0 Draft</text:p>
      <text:p text:style-name="Subtitle">17<text:span text:style-name="T10">th</text:span> December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Introduction to Byteman<text:tab/>5</text:p>
          <text:p text:style-name="P20">Running an Application with the Byteman Agent<text:tab/>5</text:p>
          <text:p text:style-name="P20">Event Condition Action Rules<text:tab/>6</text:p>
          <text:p text:style-name="P20">Rule Bindings and Parameterization<text:tab/>6</text:p>
          <text:p text:style-name="P20">Built-in Conditions and Actions<text:tab/>7</text:p>
          <text:p text:style-name="P20">Extending or Replacing the Byteman Language Built-ins<text:tab/>8</text:p>
          <text:p text:style-name="P20">Agent Transformation<text:tab/>8</text:p>
          <text:p text:style-name="P20">Agent Retransformation<text:tab/>9</text:p>
          <text:p text:style-name="P20">ECA Rule Engine<text:tab/>10</text:p>
          <text:p text:style-name="P19">The Byteman Rule Language<text:tab/>12</text:p>
          <text:p text:style-name="P20">Rule Events<text:tab/>12</text:p>
          <text:p text:style-name="P17">Class Rules vs Interface Rules<text:tab/>13</text:p>
          <text:p text:style-name="P17">Overriding <text:s/>Rules<text:tab/>13</text:p>
          <text:p text:style-name="P17">Overriding Interface Rules<text:tab/>15</text:p>
          <text:p text:style-name="P17">Location Specifiers<text:tab/>15</text:p>
          <text:p text:style-name="P20">Rule Bindings<text:tab/>19</text:p>
          <text:p text:style-name="P20">Rule Expressions<text:tab/>19</text:p>
          <text:p text:style-name="P20">Rule Conditions<text:tab/>21</text:p>
          <text:p text:style-name="P20">Rule Actions<text:tab/>22</text:p>
          <text:p text:style-name="P20">Built-In Calls<text:tab/>23</text:p>
          <text:p text:style-name="P20">User-Defined Rule Helpers<text:tab/>23</text:p>
          <text:p text:style-name="P20">The Rule Helper Lifecycle Methods<text:tab/>25</text:p>
          <text:p text:style-name="P19">Byteman Rule Language Standard Built-Ins<text:tab/>27</text:p>
          <text:p text:style-name="P20">Thread Coordination Operations<text:tab/>27</text:p>
          <text:p text:style-name="P17">Waiters<text:tab/>27</text:p>
          <text:p text:style-name="P17">Rendezvous<text:tab/>28</text:p>
          <text:p text:style-name="P17">Joiners<text:tab/>29</text:p>
          <text:p text:style-name="P17">Aborting Execution<text:tab/>29</text:p>
          <text:p text:style-name="P20">Rule State Management Operations<text:tab/>30</text:p>
          <text:p text:style-name="P17">CountDowns<text:tab/>30</text:p>
          <text:p text:style-name="P17">Flags<text:tab/>31</text:p>
          <text:p text:style-name="P17">Counters<text:tab/>31</text:p>
          <text:p text:style-name="P17">Timers<text:tab/>32</text:p>
          <text:p text:style-name="P17">Recursive Triggering<text:tab/>32</text:p>
          <text:p text:style-name="P20">Trace and Debug Operations<text:tab/>34</text:p>
          <text:p text:style-name="P17">Debugging<text:tab/>34</text:p>
          <text:p text:style-name="P17">Tracing<text:tab/>34</text:p>
          <text:p text:style-name="P20">Stack Management Operations<text:tab/>35</text:p>
          <text:p text:style-name="P17">Checking The Call Tree<text:tab/>35</text:p>
          <text:p text:style-name="P17">Tracing the Caller Stack<text:tab/>37</text:p>
          <text:p text:style-name="P17">Selective Stack Tracing Using a Regular Expression Filter<text:tab/>37</text:p>
          <text:p text:style-name="P17">Stack Range Tracing<text:tab/>39</text:p>
          <text:p text:style-name="P20">Default Helper Lifecycle Methods<text:tab/>41</text:p>
          <text:p text:style-name="P19">Using Byteman<text:tab/>43</text:p>
          <text:p text:style-name="P20">Downloading a binary release<text:tab/>43</text:p>
          <text:p text:style-name="P20">Obtaining the sources<text:tab/>43</text:p>
          <text:p text:style-name="P20">Building Byteman from the sources<text:tab/>43</text:p>
          <text:p text:style-name="P20"><text:soft-page-break/>Running Applications with Byteman<text:tab/>43</text:p>
          <text:p text:style-name="P20">Installing Byteman in a Running JVM using Script bminstall.sh<text:tab/>44</text:p>
          <text:p text:style-name="P20">Available -javaagent Options<text:tab/>45</text:p>
          <text:p text:style-name="P20">Running Byteman Using Script bmjava.sh<text:tab/>46</text:p>
          <text:p text:style-name="P20">Submitting Rules Dynamically Using Script bmsubmit.sh<text:tab/>46</text:p>
          <text:p text:style-name="P20">Checking Rules Offline Using Script bytemancheck.sh<text:tab/>48</text:p>
          <text:p text:style-name="P20">Environment Settings<text:tab/>48</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0, Red Hat Middleware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428177901"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1639220824" text:style-name="L1">
        <text:list-item>
          <text:p text:style-name="P21">tracing execution of specific code paths and displaying application or JVM state</text:p>
        </text:list-item>
        <text:list-item>
          <text:p text:style-name="P21">subverting normal execution by changing state, making unscheduled method calls or forcing an unexpected return or throw</text:p>
        </text:list-item>
        <text:list-item>
          <text:p text:style-name="P21">orchestrating the timing of activities performed by independent application threads</text:p>
        </text:list-item>
        <text:list-item>
          <text:p text:style-name="P21">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160830873" text:continue-list="list428177901" text:style-name="Outline">
        <text:list-item>
          <text:list>
            <text:list-header>
              <text:h text:style-name="P1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un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386294054"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273587402" text:style-name="L2">
        <text:list-item>
          <text:p text:style-name="P22"><text:span text:style-name="T1">where</text:span> during application execution a side-effect should occur</text:p>
        </text:list-item>
        <text:list-item>
          <text:p text:style-name="P22"><text:span text:style-name="T1">whether</text:span> the side-effect should happen or not</text:p>
        </text:list-item>
        <text:list-item>
          <text:p text:style-name="P22"><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2071028711" text:continue-list="list1386294054"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897438726"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05839263"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633983733"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2104100580" text:style-name="L3">
        <text:list-item>
          <text:p text:style-name="P23">the <text:span text:style-name="T1">trigger method</text:span>, i.e. the method which contains the trigger point</text:p>
        </text:list-item>
        <text:list-item>
          <text:p text:style-name="P23">the rule which has been matched</text:p>
        </text:list-item>
        <text:list-item>
          <text:p text:style-name="P23">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133217254" text:continue-list="list633983733" text:style-name="Outline">
        <text:list-item>
          <text:list>
            <text:list-header>
              <text:h text:style-name="P1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567686872" text:continue-numbering="true" text:style-name="Outline">
        <text:list-item>
          <text:list>
            <text:list-header>
              <text:h text:style-name="P1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609046216"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769624367" text:continue-numbering="true" text:style-name="Outline">
        <text:list-item>
          <text:list>
            <text:list-header>
              <text:h text:style-name="P1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591108521"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337190361"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836171232" text:continue-numbering="true" text:style-name="Outline">
        <text:list-item>
          <text:list>
            <text:list-item>
              <text:list>
                <text:list-header>
                  <text:h text:style-name="P15"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806235427" text:continue-numbering="true" text:style-name="Outline">
        <text:list-item>
          <text:list>
            <text:list-item>
              <text:list>
                <text:list-header>
                  <text:h text:style-name="P15"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620105749"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428343953"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463135017" text:style-name="L4">
        <text:list-item>
          <text:p text:style-name="P24">references to previously bound variables</text:p>
        </text:list-item>
        <text:list-item>
          <text:p text:style-name="P24">references to the trigger method recipient or parameters</text:p>
        </text:list-item>
        <text:list-item>
          <text:p text:style-name="P24">references to the local variables in scope at the trigger point</text:p>
        </text:list-item>
        <text:list-item>
          <text:p text:style-name="P24">references to trigger method special variables <text:span text:style-name="Code_20_Text">$!</text:span>, <text:span text:style-name="Code_20_Text">$^</text:span>, <text:span text:style-name="Code_20_Text">$#, </text:span>$* and $@</text:p>
        </text:list-item>
        <text:list-item>
          <text:p text:style-name="P24">static field references</text:p>
        </text:list-item>
        <text:list-item>
          <text:p text:style-name="P24">primitive literals</text:p>
        </text:list-item>
        <text:list-item>
          <text:p text:style-name="P24">field accesses</text:p>
        </text:list-item>
        <text:list-item>
          <text:p text:style-name="P24">static or instance method invocations</text:p>
        </text:list-item>
        <text:list-item>
          <text:p text:style-name="P24">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373633486" text:style-name="L5">
        <text:list-item>
          <text:p text:style-name="P25">throw and return operations are only allowed as the last action in a sequence of rule actions (see below).</text:p>
        </text:list-item>
      </text:list>
      <text:list xml:id="list1735831719" text:style-name="L6">
        <text:list-item>
          <text:p text:style-name="P26">Expressions should obey the normal rules regarding associativity and precedence.</text:p>
        </text:list-item>
        <text:list-item>
          <text:p text:style-name="P26">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6">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6">Special variables provide access to other trigger method data. There are currently 5 such special variables:</text:p>
          <text:list>
            <text:list-item>
              <text:p text:style-name="P26"><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6">$!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6"><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6"><text:span text:style-name="Code_20_Text">$#</text:span> has type <text:span text:style-name="Code_20_Text">int</text:span> and identifies the number of parameters supplied to the trigger method.</text:p>
            </text:list-item>
            <text:list-item>
              <text:p text:style-name="P26"><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6">$@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6">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6">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6">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1905875293" text:continue-list="list1428343953"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123233317"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822356315"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723570613"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976287452"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509322523" text:style-name="L7">
        <text:list-item>
          <text:p text:style-name="P27">an activate event occurs when an install cause <text:span text:style-name="T1">R(H)</text:span> to transition from empty to non-empty</text:p>
        </text:list-item>
        <text:list-item>
          <text:p text:style-name="P27">an install event occurs when <text:span text:style-name="T1">r(H)</text:span> is installed in <text:span text:style-name="T1">R(H)</text:span></text:p>
        </text:list-item>
        <text:list-item>
          <text:p text:style-name="P27">an uninstall event occurs when <text:span text:style-name="T1">r(H)</text:span> is uninstalled from <text:span text:style-name="T1">R(H)</text:span></text:p>
        </text:list-item>
        <text:list-item>
          <text:p text:style-name="P27">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2110259275" text:continue-list="list976287452"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151059187"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930957430" text:continue-numbering="true" text:style-name="Outline">
        <text:list-item>
          <text:list>
            <text:list-item>
              <text:list>
                <text:list-header>
                  <text:h text:style-name="P16"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2010989931" text:continue-numbering="true" text:style-name="Outline">
        <text:list-item>
          <text:list>
            <text:list-item>
              <text:list>
                <text:list-header>
                  <text:h text:style-name="P16"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2154229329"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510773842"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654806261" text:continue-numbering="true" text:style-name="Outline">
        <text:list-item>
          <text:list>
            <text:list-item>
              <text:list>
                <text:list-header>
                  <text:h text:style-name="P16"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628230934" text:continue-numbering="true" text:style-name="Outline">
        <text:list-item>
          <text:list>
            <text:list-item>
              <text:list>
                <text:list-header>
                  <text:h text:style-name="P16"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634441199"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2003936798" text:continue-numbering="true" text:style-name="Outline">
        <text:list-item>
          <text:list>
            <text:list-item>
              <text:list>
                <text:list-header>
                  <text:h text:style-name="P16"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514612480"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1347232760"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2072612544"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2111432696" text:continue-numbering="true" text:style-name="Outline">
        <text:list-item>
          <text:list>
            <text:list-item>
              <text:list>
                <text:list-header>
                  <text:h text:style-name="P15"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295802849" text:continue-numbering="true" text:style-name="Outline">
        <text:list-item>
          <text:list>
            <text:list-item>
              <text:list>
                <text:list-header>
                  <text:h text:style-name="P16"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455652252" text:continue-numbering="true" text:style-name="Outline">
        <text:list-item>
          <text:list>
            <text:list-item>
              <text:list>
                <text:list-header>
                  <text:h text:style-name="P16"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535831747"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2028263699"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862113608" text:continue-numbering="true" text:style-name="Outline">
        <text:list-item>
          <text:list>
            <text:list-header>
              <text:h text:style-name="P18"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835858592"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679787767"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text:soft-page-break/>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631185519"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 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text:soft-page-break/>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296632501" text:continue-numbering="true" text:style-name="Outline">
        <text:list-item>
          <text:list>
            <text:list-header>
              <text:h text:style-name="P1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text:soft-page-break/>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787679706" text:continue-numbering="true" text:style-name="Outline">
        <text:list-item>
          <text:list>
            <text:list-header>
              <text:h text:style-name="P18"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66644103" text:continue-numbering="true" text:style-name="Outline">
        <text:list-item>
          <text:list>
            <text:list-header>
              <text:h text:style-name="P18"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text:soft-page-break/>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62660980" text:style-name="L8">
        <text:list-item>
          <text:p text:style-name="P28">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8">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8">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text:soft-page-break/>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1687812937" text:continue-list="list66644103"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ytemancheck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508907834" text:continue-numbering="true" text:style-name="Outline">
        <text:list-item>
          <text:list>
            <text:list-header>
              <text:h text:style-name="P1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text:soft-page-break/>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oft-page-break/><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
        <style:list-level-properties text:min-label-distance="0.15in"/>
      </text:outline-level-style>
      <text:outline-level-style text:level="2" text:style-name="Numbering_20_Symbols" style:num-prefix=" " style:num-suffix="."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0-12-17T17:06:14</dc:date>
    <meta:printed-by>Andrew Dinn</meta:printed-by>
    <meta:print-date>2008-09-26T17:21:42</meta:print-date>
    <meta:editing-cycles>182</meta:editing-cycles>
    <meta:editing-duration>PT69H54M54S</meta:editing-duration>
    <meta:document-statistic meta:table-count="0" meta:image-count="0" meta:object-count="0" meta:page-count="50" meta:paragraph-count="530" meta:word-count="19153" meta:character-count="124429"/>
    <meta:user-defined meta:name="Info 1"/>
    <meta:user-defined meta:name="Info 2"/>
    <meta:user-defined meta:name="Info 3"/>
    <meta:user-defined meta:name="Info 4"/>
  </office:meta>
</office:document-meta>
</file>